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0000" fo:font-size="22pt" style:font-size-asian="22pt" style:font-size-complex="22pt"/>
    </style:style>
    <style:style style:name="P4" style:family="paragraph" style:parent-style-name="Standard">
      <style:paragraph-properties fo:text-align="justify" style:justify-single-word="false"/>
      <style:text-properties fo:color="#000000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fo:font-size="22pt" style:font-size-asian="22pt" style:font-size-complex="22pt"/>
    </style:style>
    <style:style style:name="P6" style:family="paragraph" style:parent-style-name="Standard">
      <style:paragraph-properties fo:text-align="justify" style:justify-single-word="false"/>
      <style:text-properties fo:color="#000000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WD GM Commands Manual</text:p>
      <text:p text:style-name="P2">© 2004-2007 The WoWD Project/Battyone</text:p>
      <text:p text:style-name="P3"/>
      <text:p text:style-name="P4">Section 1: <text:s/>Preface and scope of document</text:p>
      <text:p text:style-name="P5"/>
      <text:p text:style-name="P6"><text:tab/>Welcome to the WoWD GM Manual. <text:s/>I hope that as you read this you will be able to see the scope of power, and the abilities that are granted to a GM. <text:s/>This document specifically applies to ALL GM levels, and commands are delegated depending on your rank as a GM. <text:s/>Please be advised that while I try my best to maintain the document; the commands are subject to change and restructure as time goes onward. <text:s/>As you read through the text you will note that there are certain text conventions, namely that <text:span text:style-name="T1">commands</text:span><text:span text:style-name="T2"> are italicized, </text:span><text:span text:style-name="T3">warnings</text:span><text:span text:style-name="T4"> are bold faced, and </text:span><text:span text:style-name="T5">notes</text:span><text:span text:style-name="T6"> such as helpful hints will be underlined. <text:s/>I am always striving to perfect my documents, and am always welcome to suggestions on IRC. <text:s/>Please note that all commands are shown with an '!' preceding them, but a '.' may be interchanged if you are more comfortable doing so.</text:span></text:p>
      <text:p text:style-name="P7"/>
      <text:p text:style-name="P7"/>
      <text:p text:style-name="P8">Section 2: The Basic Commands</text:p>
      <text:p text:style-name="P8"/>
      <text:p text:style-name="P8"><text:tab/><text:span text:style-name="T7">This section will introduce you to a few of the basic commands, specifically you will be introduced to </text:span><text:span text:style-name="T8">!gmon</text:span><text:span text:style-name="T7">, </text:span><text:span text:style-name="T8">!commands</text:span><text:span text:style-name="T7">, and </text:span><text:span text:style-name="T8">!help</text:span><text:span text:style-name="T7">.</text:span></text:p>
      <text:p text:style-name="P7"/>
      <text:p text:style-name="P7"><text:tab/><text:span text:style-name="T1">!gmon</text:span> – This command will enable your GM powers, and flag your character as a GM. <text:s/>All text in game will have &lt;GM&gt; before your name (E.G. &lt;GM&gt;Battyone: This is an example.). <text:s/>Also, the name above your character's head will be labelled as a GM character with the &lt;GM&gt; tag before your name. <text:s/>While in GM mode you will not receive PM's from other non-gm characters without first enabling it. <text:s/>You must use this command on every login with your GM character.</text:p>
      <text:p text:style-name="P7"/>
      <text:p text:style-name="P7"><text:tab/><text:span text:style-name="T1">!commands</text:span> – This command will show you the list of commands available to you, it is handy as a quick reference since there are quite a few and memorizing the entire listing is not always an option.</text:p>
      <text:p text:style-name="P7"/>
      <text:p text:style-name="P7"><text:tab/><text:span text:style-name="T1">!help</text:span> – This command will give you help on a specific command, and must take an argument. <text:s/>The argument must be the name of another command. (E.G. !help gmon)</text:p>
      <text:p text:style-name="P7"/>
      <text:p text:style-name="P8">Section 3: Commands That Move</text:p>
      <text:p text:style-name="P8"><text:tab/><text:span text:style-name="T7">This section will introduce you to the commands that move either your character, or another player's character. <text:s/></text:span><text:span text:style-name="T9">It is considered bad form to relocate characters without either their consent or a good reason to do so! </text:span><text:span text:style-name="T7">The following commands will be covered in this section: </text:span><text:span text:style-name="T8">!appear</text:span><text:span text:style-name="T7">, </text:span><text:span text:style-name="T8">!summon</text:span><text:span text:style-name="T7">, <text:s text:c="2"/></text:span><text:span text:style-name="T8">!teleport, </text:span><text:span text:style-name="T10">and </text:span><text:span text:style-name="T8">!recall</text:span><text:span text:style-name="T10">.</text:span></text:p>
      <text:p text:style-name="P9"><text:span text:style-name="T2"/></text:p>
      <text:p text:style-name="P9"><text:s/></text:p>
      <text:p text:style-name="P8">Section 4: Commands That Change</text:p>
      <text:p text:style-name="P8"/>
      <text:p text:style-name="P8">Section 5: Battleground Commands</text:p>
      <text:p text:style-name="P8"/>
      <text:p text:style-name="P8">Section 6: Cheats</text:p>
      <text:p text:style-name="P8"/>
      <text:p text:style-name="P8">Section 7: Anything I have not categorized </text:p>
      <text:p text:style-name="P7"/>
      <text:p text:style-name="P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pm1">
      <style:header>
        <text:p text:style-name="Header">Page <text:page-number text:select-page="current">2</text:page-number> of <text:page-count>2</text:page-count><text:tab/><text:tab/>Document Revision: A-2007-NFR</text:p>
      </style:header>
      <style:footer>
        <text:p text:style-name="Footer">© WoWD<text:tab/><text:tab/>Document not authorized for distribution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Batty One</meta:initial-creator>
    <meta:creation-date>2007-02-20T02:07:26</meta:creation-date>
    <dc:creator>Batty One</dc:creator>
    <dc:date>2007-02-20T02:29:11</dc:date>
    <dc:language>en-GB</dc:language>
    <meta:editing-cycles>2</meta:editing-cycles>
    <meta:editing-duration>PT5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8" meta:word-count="426" meta:character-count="2468"/>
  </office:meta>
</office:document-meta>
</file>